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189in"/>
    </style:style>
    <style:style style:name="co2" style:family="table-column">
      <style:table-column-properties fo:break-before="auto" style:column-width="1.3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1.2898in"/>
    </style:style>
    <style:style style:name="co6" style:family="table-column">
      <style:table-column-properties fo:break-before="auto" style:column-width="1.3543in"/>
    </style:style>
    <style:style style:name="co7" style:family="table-column">
      <style:table-column-properties fo:break-before="auto" style:column-width="1.27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1"/>
    <style:style style:name="ce3" style:family="table-cell" style:parent-style-name="Default">
      <style:table-cell-properties fo:wrap-option="no-wrap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32_Samples" table:style-name="ta1">
        <table:shapes>
          <draw:frame draw:z-index="0" draw:style-name="gr1" draw:text-style-name="P1" svg:width="6.2988in" svg:height="3.5429in" svg:x="0.161in" svg:y="6.0728in">
            <draw:object draw:notify-on-update-of-ranges="32_Samples.A1:32_Samples.A32 32_Samples.B1:32_Samples.B3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6.676in" svg:y="6.1256in">
            <draw:object draw:notify-on-update-of-ranges="32_Samples.C1:32_Samples.C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number-columns-repeated="1021" table:default-cell-style-name="ce1"/>
        <table:table-row table:style-name="ro1">
          <table:table-cell table:style-name="Default" office:value-type="float" office:value="0.000180339979124255" calcext:value-type="float">
            <text:p>0.000180339979124</text:p>
          </table:table-cell>
          <table:table-cell table:style-name="Default" table:formula="of:=[.A1]" office:value-type="float" office:value="0.000180339979124255" calcext:value-type="float">
            <text:p>0.000180339979124</text:p>
          </table:table-cell>
          <table:table-cell table:style-name="ce2" table:formula="of:=[.B1]*4095" office:value-type="float" office:value="0.738492214513826" calcext:value-type="float">
            <text:p>1</text:p>
          </table:table-cell>
          <table:table-cell table:style-name="Default" table:number-columns-repeated="28"/>
          <table:table-cell table:style-name="ce3" table:number-columns-repeated="992"/>
        </table:table-row>
        <table:table-row table:style-name="ro1">
          <table:table-cell office:value-type="float" office:value="0.000403969752369449" calcext:value-type="float">
            <text:p>0.000403969752369</text:p>
          </table:table-cell>
          <table:table-cell table:formula="of:=[.B1]+[.A2]" office:value-type="float" office:value="0.000584309731493704" calcext:value-type="float">
            <text:p>0.000584309731494</text:p>
          </table:table-cell>
          <table:table-cell table:style-name="ce2" table:formula="of:=[.B2]*4095" office:value-type="float" office:value="2.3927483504667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float" office:value="0.000855953257996589" calcext:value-type="float">
            <text:p>0.000855953257997</text:p>
          </table:table-cell>
          <table:table-cell table:formula="of:=[.B2]+[.A3]" office:value-type="float" office:value="0.00144026298949029" calcext:value-type="float">
            <text:p>0.00144026298949</text:p>
          </table:table-cell>
          <table:table-cell table:style-name="ce2" table:formula="of:=[.B3]*4095" office:value-type="float" office:value="5.89787694196275" calcext:value-type="float">
            <text:p>6</text:p>
          </table:table-cell>
          <table:table-cell table:number-columns-repeated="1020"/>
        </table:table-row>
        <table:table-row table:style-name="ro1">
          <table:table-cell office:value-type="float" office:value="0.00171551934909076" calcext:value-type="float">
            <text:p>0.001715519349091</text:p>
          </table:table-cell>
          <table:table-cell table:formula="of:=[.B3]+[.A4]" office:value-type="float" office:value="0.00315578233858105" calcext:value-type="float">
            <text:p>0.003155782338581</text:p>
          </table:table-cell>
          <table:table-cell table:style-name="ce2" table:formula="of:=[.B4]*4095" office:value-type="float" office:value="12.9229286764894" calcext:value-type="float">
            <text:p>13</text:p>
          </table:table-cell>
          <table:table-cell table:number-columns-repeated="1020"/>
        </table:table-row>
        <table:table-row table:style-name="ro1">
          <table:table-cell office:value-type="float" office:value="0.00325226201675832" calcext:value-type="float">
            <text:p>0.003252262016758</text:p>
          </table:table-cell>
          <table:table-cell table:formula="of:=[.B4]+[.A5]" office:value-type="float" office:value="0.00640804435533937" calcext:value-type="float">
            <text:p>0.006408044355339</text:p>
          </table:table-cell>
          <table:table-cell table:style-name="ce2" table:formula="of:=[.B5]*4095" office:value-type="float" office:value="26.2409416351147" calcext:value-type="float">
            <text:p>26</text:p>
          </table:table-cell>
          <table:table-cell table:number-columns-repeated="1020"/>
        </table:table-row>
        <table:table-row table:style-name="ro1">
          <table:table-cell office:value-type="float" office:value="0.00583203043788672" calcext:value-type="float">
            <text:p>0.005832030437887</text:p>
          </table:table-cell>
          <table:table-cell table:formula="of:=[.B5]+[.A6]" office:value-type="float" office:value="0.0122400747932261" calcext:value-type="float">
            <text:p>0.012240074793226</text:p>
          </table:table-cell>
          <table:table-cell table:style-name="ce2" table:formula="of:=[.B6]*4095" office:value-type="float" office:value="50.1231062782608" calcext:value-type="float">
            <text:p>50</text:p>
          </table:table-cell>
          <table:table-cell table:number-columns-repeated="1020"/>
        </table:table-row>
        <table:table-row table:style-name="ro1">
          <table:table-cell office:value-type="float" office:value="0.00989232584834099" calcext:value-type="float">
            <text:p>0.009892325848341</text:p>
          </table:table-cell>
          <table:table-cell table:formula="of:=[.B6]+[.A7]" office:value-type="float" office:value="0.0221324006415671" calcext:value-type="float">
            <text:p>0.022132400641567</text:p>
          </table:table-cell>
          <table:table-cell table:style-name="ce2" table:formula="of:=[.B7]*4095" office:value-type="float" office:value="90.6321806272172" calcext:value-type="float">
            <text:p>91</text:p>
          </table:table-cell>
          <table:table-cell table:number-columns-repeated="1020"/>
        </table:table-row>
        <table:table-row table:style-name="ro1">
          <table:table-cell office:value-type="float" office:value="0.0158716253936291" calcext:value-type="float">
            <text:p>0.015871625393629</text:p>
          </table:table-cell>
          <table:table-cell table:formula="of:=[.B7]+[.A8]" office:value-type="float" office:value="0.0380040260351961" calcext:value-type="float">
            <text:p>0.038004026035196</text:p>
          </table:table-cell>
          <table:table-cell table:style-name="ce2" table:formula="of:=[.B8]*4095" office:value-type="float" office:value="155.626486614128" calcext:value-type="float">
            <text:p>156</text:p>
          </table:table-cell>
          <table:table-cell table:number-columns-repeated="1020"/>
        </table:table-row>
        <table:table-row table:style-name="ro1">
          <table:table-cell office:value-type="float" office:value="0.0240873321890831" calcext:value-type="float">
            <text:p>0.024087332189083</text:p>
          </table:table-cell>
          <table:table-cell table:formula="of:=[.B8]+[.A9]" office:value-type="float" office:value="0.0620913582242793" calcext:value-type="float">
            <text:p>0.062091358224279</text:p>
          </table:table-cell>
          <table:table-cell table:style-name="ce2" table:formula="of:=[.B9]*4095" office:value-type="float" office:value="254.264111928423" calcext:value-type="float">
            <text:p>254</text:p>
          </table:table-cell>
          <table:table-cell table:number-columns-repeated="1020"/>
        </table:table-row>
        <table:table-row table:style-name="ro1">
          <table:table-cell office:value-type="float" office:value="0.0345780439674854" calcext:value-type="float">
            <text:p>0.034578043967486</text:p>
          </table:table-cell>
          <table:table-cell table:formula="of:=[.B9]+[.A10]" office:value-type="float" office:value="0.0966694021917647" calcext:value-type="float">
            <text:p>0.096669402191765</text:p>
          </table:table-cell>
          <table:table-cell table:style-name="ce2" table:formula="of:=[.B10]*4095" office:value-type="float" office:value="395.861201975276" calcext:value-type="float">
            <text:p>396</text:p>
          </table:table-cell>
          <table:table-cell table:number-columns-repeated="1020"/>
        </table:table-row>
        <table:table-row table:style-name="ro1">
          <table:table-cell office:value-type="float" office:value="0.0469522550702095" calcext:value-type="float">
            <text:p>0.04695225507021</text:p>
          </table:table-cell>
          <table:table-cell table:formula="of:=[.B10]+[.A11]" office:value-type="float" office:value="0.143621657261974" calcext:value-type="float">
            <text:p>0.143621657261974</text:p>
          </table:table-cell>
          <table:table-cell table:style-name="ce2" table:formula="of:=[.B11]*4095" office:value-type="float" office:value="588.130686487784" calcext:value-type="float">
            <text:p>588</text:p>
          </table:table-cell>
          <table:table-cell table:number-columns-repeated="1020"/>
        </table:table-row>
        <table:table-row table:style-name="ro1">
          <table:table-cell office:value-type="float" office:value="0.0603054948151112" calcext:value-type="float">
            <text:p>0.060305494815111</text:p>
          </table:table-cell>
          <table:table-cell table:formula="of:=[.B11]+[.A12]" office:value-type="float" office:value="0.203927152077085" calcext:value-type="float">
            <text:p>0.203927152077085</text:p>
          </table:table-cell>
          <table:table-cell table:style-name="ce2" table:formula="of:=[.B12]*4095" office:value-type="float" office:value="835.081687755664" calcext:value-type="float">
            <text:p>835</text:p>
          </table:table-cell>
          <table:table-cell table:number-columns-repeated="1020"/>
        </table:table-row>
        <table:table-row table:style-name="ro1">
          <table:table-cell office:value-type="float" office:value="0.0732658505439758" calcext:value-type="float">
            <text:p>0.073265850543976</text:p>
          </table:table-cell>
          <table:table-cell table:formula="of:=[.B12]+[.A13]" office:value-type="float" office:value="0.277193002621061" calcext:value-type="float">
            <text:p>0.277193002621061</text:p>
          </table:table-cell>
          <table:table-cell table:style-name="ce2" table:formula="of:=[.B13]*4095" office:value-type="float" office:value="1135.10534573325" calcext:value-type="float">
            <text:p>1135</text:p>
          </table:table-cell>
          <table:table-cell table:number-columns-repeated="1020"/>
        </table:table-row>
        <table:table-row table:style-name="ro1">
          <table:table-cell office:value-type="float" office:value="0.0841958597302437" calcext:value-type="float">
            <text:p>0.084195859730244</text:p>
          </table:table-cell>
          <table:table-cell table:formula="of:=[.B13]+[.A14]" office:value-type="float" office:value="0.361388862351305" calcext:value-type="float">
            <text:p>0.361388862351305</text:p>
          </table:table-cell>
          <table:table-cell table:style-name="ce2" table:formula="of:=[.B14]*4095" office:value-type="float" office:value="1479.88739132859" calcext:value-type="float">
            <text:p>1480</text:p>
          </table:table-cell>
          <table:table-cell table:number-columns-repeated="1020"/>
        </table:table-row>
        <table:table-row table:style-name="ro1">
          <table:table-cell office:value-type="float" office:value="0.0915217250585556" calcext:value-type="float">
            <text:p>0.091521725058556</text:p>
          </table:table-cell>
          <table:table-cell table:formula="of:=[.B14]+[.A15]" office:value-type="float" office:value="0.45291058740986" calcext:value-type="float">
            <text:p>0.45291058740986</text:p>
          </table:table-cell>
          <table:table-cell table:style-name="ce2" table:formula="of:=[.B15]*4095" office:value-type="float" office:value="1854.66885544338" calcext:value-type="float">
            <text:p>1855</text:p>
          </table:table-cell>
          <table:table-cell table:number-columns-repeated="1020"/>
        </table:table-row>
        <table:table-row table:style-name="ro1">
          <table:table-cell office:value-type="float" office:value="0.0941026881337166" calcext:value-type="float">
            <text:p>0.094102688133717</text:p>
          </table:table-cell>
          <table:table-cell table:formula="of:=[.B15]+[.A16]" office:value-type="float" office:value="0.547013275543577" calcext:value-type="float">
            <text:p>0.547013275543577</text:p>
          </table:table-cell>
          <table:table-cell table:style-name="ce2" table:formula="of:=[.B16]*4095" office:value-type="float" office:value="2240.01936335095" calcext:value-type="float">
            <text:p>2240</text:p>
          </table:table-cell>
          <table:table-cell table:number-columns-repeated="1020"/>
        </table:table-row>
        <table:table-row table:style-name="ro1">
          <table:table-cell office:value-type="float" office:value="0.0915217250585556" calcext:value-type="float">
            <text:p>0.091521725058556</text:p>
          </table:table-cell>
          <table:table-cell table:formula="of:=[.B16]+[.A17]" office:value-type="float" office:value="0.638535000602133" calcext:value-type="float">
            <text:p>0.638535000602133</text:p>
          </table:table-cell>
          <table:table-cell table:style-name="ce2" table:formula="of:=[.B17]*4095" office:value-type="float" office:value="2614.80082746573" calcext:value-type="float">
            <text:p>2615</text:p>
          </table:table-cell>
          <table:table-cell table:number-columns-repeated="1020"/>
        </table:table-row>
        <table:table-row table:style-name="ro1">
          <table:table-cell office:value-type="float" office:value="0.0841958597302437" calcext:value-type="float">
            <text:p>0.084195859730244</text:p>
          </table:table-cell>
          <table:table-cell table:formula="of:=[.B17]+[.A18]" office:value-type="float" office:value="0.722730860332376" calcext:value-type="float">
            <text:p>0.722730860332376</text:p>
          </table:table-cell>
          <table:table-cell table:style-name="ce2" table:formula="of:=[.B18]*4095" office:value-type="float" office:value="2959.58287306108" calcext:value-type="float">
            <text:p>2960</text:p>
          </table:table-cell>
          <table:table-cell table:number-columns-repeated="1020"/>
        </table:table-row>
        <table:table-row table:style-name="ro1">
          <table:table-cell office:value-type="float" office:value="0.0732658505439758" calcext:value-type="float">
            <text:p>0.073265850543976</text:p>
          </table:table-cell>
          <table:table-cell table:formula="of:=[.B18]+[.A19]" office:value-type="float" office:value="0.795996710876352" calcext:value-type="float">
            <text:p>0.795996710876352</text:p>
          </table:table-cell>
          <table:table-cell table:style-name="ce2" table:formula="of:=[.B19]*4095" office:value-type="float" office:value="3259.60653103866" calcext:value-type="float">
            <text:p>3260</text:p>
          </table:table-cell>
          <table:table-cell table:number-columns-repeated="1020"/>
        </table:table-row>
        <table:table-row table:style-name="ro1">
          <table:table-cell office:value-type="float" office:value="0.0603054948151112" calcext:value-type="float">
            <text:p>0.060305494815111</text:p>
          </table:table-cell>
          <table:table-cell table:formula="of:=[.B19]+[.A20]" office:value-type="float" office:value="0.856302205691463" calcext:value-type="float">
            <text:p>0.856302205691463</text:p>
          </table:table-cell>
          <table:table-cell table:style-name="ce2" table:formula="of:=[.B20]*4095" office:value-type="float" office:value="3506.55753230654" calcext:value-type="float">
            <text:p>3507</text:p>
          </table:table-cell>
          <table:table-cell table:number-columns-repeated="1020"/>
        </table:table-row>
        <table:table-row table:style-name="ro1">
          <table:table-cell office:value-type="float" office:value="0.0469522550702095" calcext:value-type="float">
            <text:p>0.04695225507021</text:p>
          </table:table-cell>
          <table:table-cell table:formula="of:=[.B20]+[.A21]" office:value-type="float" office:value="0.903254460761673" calcext:value-type="float">
            <text:p>0.903254460761673</text:p>
          </table:table-cell>
          <table:table-cell table:style-name="ce2" table:formula="of:=[.B21]*4095" office:value-type="float" office:value="3698.82701681905" calcext:value-type="float">
            <text:p>3699</text:p>
          </table:table-cell>
          <table:table-cell table:number-columns-repeated="1020"/>
        </table:table-row>
        <table:table-row table:style-name="ro1">
          <table:table-cell office:value-type="float" office:value="0.0345780439674854" calcext:value-type="float">
            <text:p>0.034578043967486</text:p>
          </table:table-cell>
          <table:table-cell table:formula="of:=[.B21]+[.A22]" office:value-type="float" office:value="0.937832504729158" calcext:value-type="float">
            <text:p>0.937832504729158</text:p>
          </table:table-cell>
          <table:table-cell table:style-name="ce2" table:formula="of:=[.B22]*4095" office:value-type="float" office:value="3840.4241068659" calcext:value-type="float">
            <text:p>3840</text:p>
          </table:table-cell>
          <table:table-cell table:number-columns-repeated="1020"/>
        </table:table-row>
        <table:table-row table:style-name="ro1">
          <table:table-cell office:value-type="float" office:value="0.0240873321890831" calcext:value-type="float">
            <text:p>0.024087332189083</text:p>
          </table:table-cell>
          <table:table-cell table:formula="of:=[.B22]+[.A23]" office:value-type="float" office:value="0.961919836918241" calcext:value-type="float">
            <text:p>0.961919836918241</text:p>
          </table:table-cell>
          <table:table-cell table:style-name="ce2" table:formula="of:=[.B23]*4095" office:value-type="float" office:value="3939.0617321802" calcext:value-type="float">
            <text:p>3939</text:p>
          </table:table-cell>
          <table:table-cell table:number-columns-repeated="1020"/>
        </table:table-row>
        <table:table-row table:style-name="ro1">
          <table:table-cell office:value-type="float" office:value="0.0158716253936291" calcext:value-type="float">
            <text:p>0.015871625393629</text:p>
          </table:table-cell>
          <table:table-cell table:formula="of:=[.B23]+[.A24]" office:value-type="float" office:value="0.97779146231187" calcext:value-type="float">
            <text:p>0.97779146231187</text:p>
          </table:table-cell>
          <table:table-cell table:style-name="ce2" table:formula="of:=[.B24]*4095" office:value-type="float" office:value="4004.05603816711" calcext:value-type="float">
            <text:p>4004</text:p>
          </table:table-cell>
          <table:table-cell table:number-columns-repeated="1020"/>
        </table:table-row>
        <table:table-row table:style-name="ro1">
          <table:table-cell office:value-type="float" office:value="0.00989232584834099" calcext:value-type="float">
            <text:p>0.009892325848341</text:p>
          </table:table-cell>
          <table:table-cell table:formula="of:=[.B24]+[.A25]" office:value-type="float" office:value="0.987683788160211" calcext:value-type="float">
            <text:p>0.987683788160211</text:p>
          </table:table-cell>
          <table:table-cell table:style-name="ce2" table:formula="of:=[.B25]*4095" office:value-type="float" office:value="4044.56511251607" calcext:value-type="float">
            <text:p>4045</text:p>
          </table:table-cell>
          <table:table-cell table:number-columns-repeated="1020"/>
        </table:table-row>
        <table:table-row table:style-name="ro1">
          <table:table-cell office:value-type="float" office:value="0.00583203043788672" calcext:value-type="float">
            <text:p>0.005832030437887</text:p>
          </table:table-cell>
          <table:table-cell table:formula="of:=[.B25]+[.A26]" office:value-type="float" office:value="0.993515818598098" calcext:value-type="float">
            <text:p>0.993515818598098</text:p>
          </table:table-cell>
          <table:table-cell table:style-name="ce2" table:formula="of:=[.B26]*4095" office:value-type="float" office:value="4068.44727715921" calcext:value-type="float">
            <text:p>4068</text:p>
          </table:table-cell>
          <table:table-cell table:number-columns-repeated="1020"/>
        </table:table-row>
        <table:table-row table:style-name="ro1">
          <table:table-cell office:value-type="float" office:value="0.00325226201675832" calcext:value-type="float">
            <text:p>0.003252262016758</text:p>
          </table:table-cell>
          <table:table-cell table:formula="of:=[.B26]+[.A27]" office:value-type="float" office:value="0.996768080614856" calcext:value-type="float">
            <text:p>0.996768080614856</text:p>
          </table:table-cell>
          <table:table-cell table:style-name="ce2" table:formula="of:=[.B27]*4095" office:value-type="float" office:value="4081.76529011784" calcext:value-type="float">
            <text:p>4082</text:p>
          </table:table-cell>
          <table:table-cell table:number-columns-repeated="1020"/>
        </table:table-row>
        <table:table-row table:style-name="ro1">
          <table:table-cell office:value-type="float" office:value="0.00171551934909076" calcext:value-type="float">
            <text:p>0.001715519349091</text:p>
          </table:table-cell>
          <table:table-cell table:formula="of:=[.B27]+[.A28]" office:value-type="float" office:value="0.998483599963947" calcext:value-type="float">
            <text:p>0.998483599963947</text:p>
          </table:table-cell>
          <table:table-cell table:style-name="ce2" table:formula="of:=[.B28]*4095" office:value-type="float" office:value="4088.79034185236" calcext:value-type="float">
            <text:p>4089</text:p>
          </table:table-cell>
          <table:table-cell table:number-columns-repeated="1020"/>
        </table:table-row>
        <table:table-row table:style-name="ro1">
          <table:table-cell office:value-type="float" office:value="0.000855953257996589" calcext:value-type="float">
            <text:p>0.000855953257997</text:p>
          </table:table-cell>
          <table:table-cell table:formula="of:=[.B28]+[.A29]" office:value-type="float" office:value="0.999339553221944" calcext:value-type="float">
            <text:p>0.999339553221944</text:p>
          </table:table-cell>
          <table:table-cell table:style-name="ce2" table:formula="of:=[.B29]*4095" office:value-type="float" office:value="4092.29547044386" calcext:value-type="float">
            <text:p>4092</text:p>
          </table:table-cell>
          <table:table-cell table:number-columns-repeated="1020"/>
        </table:table-row>
        <table:table-row table:style-name="ro1">
          <table:table-cell office:value-type="float" office:value="0.000403969752369449" calcext:value-type="float">
            <text:p>0.000403969752369</text:p>
          </table:table-cell>
          <table:table-cell table:formula="of:=[.B29]+[.A30]" office:value-type="float" office:value="0.999743522974313" calcext:value-type="float">
            <text:p>0.999743522974313</text:p>
          </table:table-cell>
          <table:table-cell table:style-name="ce2" table:formula="of:=[.B30]*4095" office:value-type="float" office:value="4093.94972657981" calcext:value-type="float">
            <text:p>4094</text:p>
          </table:table-cell>
          <table:table-cell table:number-columns-repeated="1020"/>
        </table:table-row>
        <table:table-row table:style-name="ro1">
          <table:table-cell office:value-type="float" office:value="0.000180339979124255" calcext:value-type="float">
            <text:p>0.000180339979124</text:p>
          </table:table-cell>
          <table:table-cell table:formula="of:=[.B30]+[.A31]" office:value-type="float" office:value="0.999923862953438" calcext:value-type="float">
            <text:p>0.999923862953438</text:p>
          </table:table-cell>
          <table:table-cell table:style-name="ce2" table:formula="of:=[.B31]*4095" office:value-type="float" office:value="4094.68821879433" calcext:value-type="float">
            <text:p>4095</text:p>
          </table:table-cell>
          <table:table-cell table:number-columns-repeated="1020"/>
        </table:table-row>
        <table:table-row table:style-name="ro1">
          <table:table-cell office:value-type="float" office:value="0.0000761516785132699" calcext:value-type="float">
            <text:p>7.61516785132699E-05</text:p>
          </table:table-cell>
          <table:table-cell table:formula="of:=[.B31]+[.A32]" office:value-type="float" office:value="1.00000001463195" calcext:value-type="float">
            <text:p>1.00000001463195</text:p>
          </table:table-cell>
          <table:table-cell table:style-name="ce2" table:formula="of:=[.B32]*4095" office:value-type="float" office:value="4095.00005991784" calcext:value-type="float">
            <text:p>4095</text:p>
          </table:table-cell>
          <table:table-cell table:number-columns-repeated="1020"/>
        </table:table-row>
        <table:table-row table:style-name="ro1" table:number-rows-repeated="1048543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64_Samples" table:style-name="ta1">
        <table:shapes>
          <draw:frame draw:z-index="0" draw:style-name="gr1" draw:text-style-name="P1" svg:width="6.2988in" svg:height="3.5429in" svg:x="0.0071in" svg:y="11.5008in">
            <draw:object draw:notify-on-update-of-ranges="64_Samples.A1:64_Samples.A64 64_Samples.B1:64_Samples.B6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number-columns-repeated="2" table:default-cell-style-name="Default"/>
        <table:table-column table:style-name="co4" table:default-cell-style-name="ce2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number-columns-repeated="2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row table:style-name="ro1">
          <table:table-cell office:value-type="float" office:value="0.00470520835369825" calcext:value-type="float">
            <text:p>0.004705208353698</text:p>
          </table:table-cell>
          <table:table-cell table:formula="of:=[.A1]" office:value-type="float" office:value="0.00470520835369825" calcext:value-type="float">
            <text:p>0.004705208353698</text:p>
          </table:table-cell>
          <table:table-cell table:formula="of:=[.B1]*4095" office:value-type="float" office:value="19.2678282083944" calcext:value-type="float">
            <text:p>19</text:p>
          </table:table-cell>
          <table:table-cell table:number-columns-repeated="61"/>
        </table:table-row>
        <table:table-row table:style-name="ro1">
          <table:table-cell office:value-type="float" office:value="0.00523149129003286" calcext:value-type="float">
            <text:p>0.005231491290033</text:p>
          </table:table-cell>
          <table:table-cell table:formula="of:=[.B1]+[.A2]" office:value-type="float" office:value="0.00993669964373112" calcext:value-type="float">
            <text:p>0.009936699643731</text:p>
          </table:table-cell>
          <table:table-cell table:formula="of:=[.B2]*4095" office:value-type="float" office:value="40.6907850410789" calcext:value-type="float">
            <text:p>41</text:p>
          </table:table-cell>
          <table:table-cell table:number-columns-repeated="61"/>
        </table:table-row>
        <table:table-row table:style-name="ro1">
          <table:table-cell office:value-type="float" office:value="0.00579645577818155" calcext:value-type="float">
            <text:p>0.005796455778182</text:p>
          </table:table-cell>
          <table:table-cell table:formula="of:=[.B2]+[.A3]" office:value-type="float" office:value="0.0157331554219127" calcext:value-type="float">
            <text:p>0.015733155421913</text:p>
          </table:table-cell>
          <table:table-cell table:formula="of:=[.B3]*4095" office:value-type="float" office:value="64.4272714527324" calcext:value-type="float">
            <text:p>64</text:p>
          </table:table-cell>
          <table:table-cell table:number-columns-repeated="61"/>
        </table:table-row>
        <table:table-row table:style-name="ro1">
          <table:table-cell office:value-type="float" office:value="0.00640014372766018" calcext:value-type="float">
            <text:p>0.00640014372766</text:p>
          </table:table-cell>
          <table:table-cell table:formula="of:=[.B3]+[.A4]" office:value-type="float" office:value="0.0221332991495728" calcext:value-type="float">
            <text:p>0.022133299149573</text:p>
          </table:table-cell>
          <table:table-cell table:formula="of:=[.B4]*4095" office:value-type="float" office:value="90.6358600175008" calcext:value-type="float">
            <text:p>91</text:p>
          </table:table-cell>
          <table:table-cell table:number-columns-repeated="61"/>
        </table:table-row>
        <table:table-row table:style-name="ro1">
          <table:table-cell office:value-type="float" office:value="0.00704218214377761" calcext:value-type="float">
            <text:p>0.007042182143778</text:p>
          </table:table-cell>
          <table:table-cell table:formula="of:=[.B4]+[.A5]" office:value-type="float" office:value="0.0291754812933505" calcext:value-type="float">
            <text:p>0.029175481293351</text:p>
          </table:table-cell>
          <table:table-cell table:formula="of:=[.B5]*4095" office:value-type="float" office:value="119.47359589627" calcext:value-type="float">
            <text:p>119</text:p>
          </table:table-cell>
          <table:table-cell table:number-columns-repeated="61"/>
        </table:table-row>
        <table:table-row table:style-name="ro1">
          <table:table-cell office:value-type="float" office:value="0.00772173795849085" calcext:value-type="float">
            <text:p>0.007721737958491</text:p>
          </table:table-cell>
          <table:table-cell table:formula="of:=[.B5]+[.A6]" office:value-type="float" office:value="0.0368972192518413" calcext:value-type="float">
            <text:p>0.036897219251841</text:p>
          </table:table-cell>
          <table:table-cell table:formula="of:=[.B6]*4095" office:value-type="float" office:value="151.09411283629" calcext:value-type="float">
            <text:p>151</text:p>
          </table:table-cell>
          <table:table-cell table:number-columns-repeated="61"/>
        </table:table-row>
        <table:table-row table:style-name="ro1">
          <table:table-cell office:value-type="float" office:value="0.00843748729676008" calcext:value-type="float">
            <text:p>0.00843748729676</text:p>
          </table:table-cell>
          <table:table-cell table:formula="of:=[.B6]+[.A7]" office:value-type="float" office:value="0.0453347065486014" calcext:value-type="float">
            <text:p>0.045334706548601</text:p>
          </table:table-cell>
          <table:table-cell table:formula="of:=[.B7]*4095" office:value-type="float" office:value="185.645623316523" calcext:value-type="float">
            <text:p>186</text:p>
          </table:table-cell>
          <table:table-cell table:number-columns-repeated="61"/>
        </table:table-row>
        <table:table-row table:style-name="ro1">
          <table:table-cell office:value-type="float" office:value="0.00918758660554886" calcext:value-type="float">
            <text:p>0.009187586605549</text:p>
          </table:table-cell>
          <table:table-cell table:formula="of:=[.B7]+[.A8]" office:value-type="float" office:value="0.0545222931541503" calcext:value-type="float">
            <text:p>0.05452229315415</text:p>
          </table:table-cell>
          <table:table-cell table:formula="of:=[.B8]*4095" office:value-type="float" office:value="223.268790466245" calcext:value-type="float">
            <text:p>223</text:p>
          </table:table-cell>
          <table:table-cell table:number-columns-repeated="61"/>
        </table:table-row>
        <table:table-row table:style-name="ro1">
          <table:table-cell office:value-type="float" office:value="0.00996965263038874" calcext:value-type="float">
            <text:p>0.009969652630389</text:p>
          </table:table-cell>
          <table:table-cell table:formula="of:=[.B8]+[.A9]" office:value-type="float" office:value="0.064491945784539" calcext:value-type="float">
            <text:p>0.064491945784539</text:p>
          </table:table-cell>
          <table:table-cell table:formula="of:=[.B9]*4095" office:value-type="float" office:value="264.094517987687" calcext:value-type="float">
            <text:p>264</text:p>
          </table:table-cell>
          <table:table-cell table:number-columns-repeated="61"/>
        </table:table-row>
        <table:table-row table:style-name="ro1">
          <table:table-cell office:value-type="float" office:value="0.010780748911202" calcext:value-type="float">
            <text:p>0.010780748911202</text:p>
          </table:table-cell>
          <table:table-cell table:formula="of:=[.B9]+[.A10]" office:value-type="float" office:value="0.0752726946957409" calcext:value-type="float">
            <text:p>0.075272694695741</text:p>
          </table:table-cell>
          <table:table-cell table:formula="of:=[.B10]*4095" office:value-type="float" office:value="308.241684779059" calcext:value-type="float">
            <text:p>308</text:p>
          </table:table-cell>
          <table:table-cell table:number-columns-repeated="61"/>
        </table:table-row>
        <table:table-row table:style-name="ro1">
          <table:table-cell office:value-type="float" office:value="0.0116173764690757" calcext:value-type="float">
            <text:p>0.011617376469076</text:p>
          </table:table-cell>
          <table:table-cell table:formula="of:=[.B10]+[.A11]" office:value-type="float" office:value="0.0868900711648166" calcext:value-type="float">
            <text:p>0.086890071164817</text:p>
          </table:table-cell>
          <table:table-cell table:formula="of:=[.B11]*4095" office:value-type="float" office:value="355.814841419924" calcext:value-type="float">
            <text:p>356</text:p>
          </table:table-cell>
          <table:table-cell table:number-columns-repeated="61"/>
        </table:table-row>
        <table:table-row table:style-name="ro1">
          <table:table-cell office:value-type="float" office:value="0.0124754859134555" calcext:value-type="float">
            <text:p>0.012475485913456</text:p>
          </table:table-cell>
          <table:table-cell table:formula="of:=[.B11]+[.A12]" office:value-type="float" office:value="0.0993655570782721" calcext:value-type="float">
            <text:p>0.099365557078272</text:p>
          </table:table-cell>
          <table:table-cell table:formula="of:=[.B12]*4095" office:value-type="float" office:value="406.901956235524" calcext:value-type="float">
            <text:p>407</text:p>
          </table:table-cell>
          <table:table-cell table:number-columns-repeated="61"/>
        </table:table-row>
        <table:table-row table:style-name="ro1">
          <table:table-cell office:value-type="float" office:value="0.0133504886180162" calcext:value-type="float">
            <text:p>0.013350488618016</text:p>
          </table:table-cell>
          <table:table-cell table:formula="of:=[.B12]+[.A13]" office:value-type="float" office:value="0.112716045696288" calcext:value-type="float">
            <text:p>0.112716045696288</text:p>
          </table:table-cell>
          <table:table-cell table:formula="of:=[.B13]*4095" office:value-type="float" office:value="461.572207126301" calcext:value-type="float">
            <text:p>462</text:p>
          </table:table-cell>
          <table:table-cell table:number-columns-repeated="61"/>
        </table:table-row>
        <table:table-row table:style-name="ro1">
          <table:table-cell office:value-type="float" office:value="0.0142372837290168" calcext:value-type="float">
            <text:p>0.014237283729017</text:p>
          </table:table-cell>
          <table:table-cell table:formula="of:=[.B13]+[.A14]" office:value-type="float" office:value="0.126953329425305" calcext:value-type="float">
            <text:p>0.126953329425305</text:p>
          </table:table-cell>
          <table:table-cell table:formula="of:=[.B14]*4095" office:value-type="float" office:value="519.873883996624" calcext:value-type="float">
            <text:p>520</text:p>
          </table:table-cell>
          <table:table-cell table:number-columns-repeated="61"/>
        </table:table-row>
        <table:table-row table:style-name="ro1">
          <table:table-cell office:value-type="float" office:value="0.0151302944868803" calcext:value-type="float">
            <text:p>0.01513029448688</text:p>
          </table:table-cell>
          <table:table-cell table:formula="of:=[.B14]+[.A15]" office:value-type="float" office:value="0.142083623912185" calcext:value-type="float">
            <text:p>0.142083623912185</text:p>
          </table:table-cell>
          <table:table-cell table:formula="of:=[.B15]*4095" office:value-type="float" office:value="581.832439920399" calcext:value-type="float">
            <text:p>582</text:p>
          </table:table-cell>
          <table:table-cell table:number-columns-repeated="61"/>
        </table:table-row>
        <table:table-row table:style-name="ro1">
          <table:table-cell office:value-type="float" office:value="0.0160235185176134" calcext:value-type="float">
            <text:p>0.016023518517614</text:p>
          </table:table-cell>
          <table:table-cell table:formula="of:=[.B15]+[.A16]" office:value-type="float" office:value="0.158107142429799" calcext:value-type="float">
            <text:p>0.158107142429799</text:p>
          </table:table-cell>
          <table:table-cell table:formula="of:=[.B16]*4095" office:value-type="float" office:value="647.448748250026" calcext:value-type="float">
            <text:p>647</text:p>
          </table:table-cell>
          <table:table-cell table:number-columns-repeated="61"/>
        </table:table-row>
        <table:table-row table:style-name="ro1">
          <table:table-cell office:value-type="float" office:value="0.0169105865061283" calcext:value-type="float">
            <text:p>0.016910586506128</text:p>
          </table:table-cell>
          <table:table-cell table:formula="of:=[.B16]+[.A17]" office:value-type="float" office:value="0.175017728935927" calcext:value-type="float">
            <text:p>0.175017728935927</text:p>
          </table:table-cell>
          <table:table-cell table:formula="of:=[.B17]*4095" office:value-type="float" office:value="716.697599992622" calcext:value-type="float">
            <text:p>717</text:p>
          </table:table-cell>
          <table:table-cell table:number-columns-repeated="61"/>
        </table:table-row>
        <table:table-row table:style-name="ro1">
          <table:table-cell office:value-type="float" office:value="0.0177848301827908" calcext:value-type="float">
            <text:p>0.017784830182791</text:p>
          </table:table-cell>
          <table:table-cell table:formula="of:=[.B17]+[.A18]" office:value-type="float" office:value="0.192802559118718" calcext:value-type="float">
            <text:p>0.192802559118718</text:p>
          </table:table-cell>
          <table:table-cell table:formula="of:=[.B18]*4095" office:value-type="float" office:value="789.52647959115" calcext:value-type="float">
            <text:p>790</text:p>
          </table:table-cell>
          <table:table-cell table:number-columns-repeated="61"/>
        </table:table-row>
        <table:table-row table:style-name="ro1">
          <table:table-cell office:value-type="float" office:value="0.0186393614858389" calcext:value-type="float">
            <text:p>0.018639361485839</text:p>
          </table:table-cell>
          <table:table-cell table:formula="of:=[.B18]+[.A19]" office:value-type="float" office:value="0.211441920604557" calcext:value-type="float">
            <text:p>0.211441920604557</text:p>
          </table:table-cell>
          <table:table-cell table:formula="of:=[.B19]*4095" office:value-type="float" office:value="865.85466487566" calcext:value-type="float">
            <text:p>866</text:p>
          </table:table-cell>
          <table:table-cell table:number-columns-repeated="61"/>
        </table:table-row>
        <table:table-row table:style-name="ro1">
          <table:table-cell office:value-type="float" office:value="0.0194671619683504" calcext:value-type="float">
            <text:p>0.01946716196835</text:p>
          </table:table-cell>
          <table:table-cell table:formula="of:=[.B19]+[.A20]" office:value-type="float" office:value="0.230909082572907" calcext:value-type="float">
            <text:p>0.230909082572907</text:p>
          </table:table-cell>
          <table:table-cell table:formula="of:=[.B20]*4095" office:value-type="float" office:value="945.572693136055" calcext:value-type="float">
            <text:p>946</text:p>
          </table:table-cell>
          <table:table-cell table:number-columns-repeated="61"/>
        </table:table-row>
        <table:table-row table:style-name="ro1">
          <table:table-cell office:value-type="float" office:value="0.0202611684799194" calcext:value-type="float">
            <text:p>0.02026116847992</text:p>
          </table:table-cell>
          <table:table-cell table:formula="of:=[.B20]+[.A21]" office:value-type="float" office:value="0.251170251052827" calcext:value-type="float">
            <text:p>0.251170251052827</text:p>
          </table:table-cell>
          <table:table-cell table:formula="of:=[.B21]*4095" office:value-type="float" office:value="1028.54217806133" calcext:value-type="float">
            <text:p>1029</text:p>
          </table:table-cell>
          <table:table-cell table:number-columns-repeated="61"/>
        </table:table-row>
        <table:table-row table:style-name="ro1">
          <table:table-cell office:value-type="float" office:value="0.0210143830627203" calcext:value-type="float">
            <text:p>0.02101438306272</text:p>
          </table:table-cell>
          <table:table-cell table:formula="of:=[.B21]+[.A22]" office:value-type="float" office:value="0.272184634115547" calcext:value-type="float">
            <text:p>0.272184634115547</text:p>
          </table:table-cell>
          <table:table-cell table:formula="of:=[.B22]*4095" office:value-type="float" office:value="1114.59607670316" calcext:value-type="float">
            <text:p>1115</text:p>
          </table:table-cell>
          <table:table-cell table:number-columns-repeated="61"/>
        </table:table-row>
        <table:table-row table:style-name="ro1">
          <table:table-cell office:value-type="float" office:value="0.0217199623584747" calcext:value-type="float">
            <text:p>0.021719962358475</text:p>
          </table:table-cell>
          <table:table-cell table:formula="of:=[.B22]+[.A23]" office:value-type="float" office:value="0.293904596474022" calcext:value-type="float">
            <text:p>0.293904596474022</text:p>
          </table:table-cell>
          <table:table-cell table:formula="of:=[.B23]*4095" office:value-type="float" office:value="1203.53932256112" calcext:value-type="float">
            <text:p>1204</text:p>
          </table:table-cell>
          <table:table-cell table:number-columns-repeated="61"/>
        </table:table-row>
        <table:table-row table:style-name="ro1">
          <table:table-cell office:value-type="float" office:value="0.0223713275045156" calcext:value-type="float">
            <text:p>0.022371327504516</text:p>
          </table:table-cell>
          <table:table-cell table:formula="of:=[.B23]+[.A24]" office:value-type="float" office:value="0.316275923978537" calcext:value-type="float">
            <text:p>0.316275923978537</text:p>
          </table:table-cell>
          <table:table-cell table:formula="of:=[.B24]*4095" office:value-type="float" office:value="1295.14990869211" calcext:value-type="float">
            <text:p>1295</text:p>
          </table:table-cell>
          <table:table-cell table:number-columns-repeated="61"/>
        </table:table-row>
        <table:table-row table:style-name="ro1">
          <table:table-cell office:value-type="float" office:value="0.0229622628539801" calcext:value-type="float">
            <text:p>0.02296226285398</text:p>
          </table:table-cell>
          <table:table-cell table:formula="of:=[.B24]+[.A25]" office:value-type="float" office:value="0.339238186832517" calcext:value-type="float">
            <text:p>0.339238186832517</text:p>
          </table:table-cell>
          <table:table-cell table:formula="of:=[.B25]*4095" office:value-type="float" office:value="1389.18037507916" calcext:value-type="float">
            <text:p>1389</text:p>
          </table:table-cell>
          <table:table-cell table:number-columns-repeated="61"/>
        </table:table-row>
        <table:table-row table:style-name="ro1">
          <table:table-cell office:value-type="float" office:value="0.0234870221465826" calcext:value-type="float">
            <text:p>0.023487022146583</text:p>
          </table:table-cell>
          <table:table-cell table:formula="of:=[.B25]+[.A26]" office:value-type="float" office:value="0.3627252089791" calcext:value-type="float">
            <text:p>0.3627252089791</text:p>
          </table:table-cell>
          <table:table-cell table:formula="of:=[.B26]*4095" office:value-type="float" office:value="1485.35973076941" calcext:value-type="float">
            <text:p>1485</text:p>
          </table:table-cell>
          <table:table-cell table:number-columns-repeated="61"/>
        </table:table-row>
        <table:table-row table:style-name="ro1">
          <table:table-cell office:value-type="float" office:value="0.0239404011517763" calcext:value-type="float">
            <text:p>0.023940401151776</text:p>
          </table:table-cell>
          <table:table-cell table:formula="of:=[.B26]+[.A27]" office:value-type="float" office:value="0.386665610130876" calcext:value-type="float">
            <text:p>0.386665610130876</text:p>
          </table:table-cell>
          <table:table-cell table:formula="of:=[.B27]*4095" office:value-type="float" office:value="1583.39567348594" calcext:value-type="float">
            <text:p>1583</text:p>
          </table:table-cell>
          <table:table-cell table:number-columns-repeated="61"/>
        </table:table-row>
        <table:table-row table:style-name="ro1">
          <table:table-cell office:value-type="float" office:value="0.0243178512901068" calcext:value-type="float">
            <text:p>0.024317851290107</text:p>
          </table:table-cell>
          <table:table-cell table:formula="of:=[.B27]+[.A28]" office:value-type="float" office:value="0.410983461420983" calcext:value-type="float">
            <text:p>0.410983461420983</text:p>
          </table:table-cell>
          <table:table-cell table:formula="of:=[.B28]*4095" office:value-type="float" office:value="1682.97727451893" calcext:value-type="float">
            <text:p>1683</text:p>
          </table:table-cell>
          <table:table-cell table:number-columns-repeated="61"/>
        </table:table-row>
        <table:table-row table:style-name="ro1">
          <table:table-cell office:value-type="float" office:value="0.0246155336499214" calcext:value-type="float">
            <text:p>0.024615533649922</text:p>
          </table:table-cell>
          <table:table-cell table:formula="of:=[.B28]+[.A29]" office:value-type="float" office:value="0.435598995070905" calcext:value-type="float">
            <text:p>0.435598995070905</text:p>
          </table:table-cell>
          <table:table-cell table:formula="of:=[.B29]*4095" office:value-type="float" office:value="1783.77788481535" calcext:value-type="float">
            <text:p>1784</text:p>
          </table:table-cell>
          <table:table-cell table:number-columns-repeated="61"/>
        </table:table-row>
        <table:table-row table:style-name="ro1">
          <table:table-cell office:value-type="float" office:value="0.0248303916305304" calcext:value-type="float">
            <text:p>0.02483039163053</text:p>
          </table:table-cell>
          <table:table-cell table:formula="of:=[.B29]+[.A30]" office:value-type="float" office:value="0.460429386701435" calcext:value-type="float">
            <text:p>0.460429386701435</text:p>
          </table:table-cell>
          <table:table-cell table:formula="of:=[.B30]*4095" office:value-type="float" office:value="1885.45833854238" calcext:value-type="float">
            <text:p>1885</text:p>
          </table:table-cell>
          <table:table-cell table:number-columns-repeated="61"/>
        </table:table-row>
        <table:table-row table:style-name="ro1">
          <table:table-cell office:value-type="float" office:value="0.0249602068215609" calcext:value-type="float">
            <text:p>0.024960206821561</text:p>
          </table:table-cell>
          <table:table-cell table:formula="of:=[.B30]+[.A31]" office:value-type="float" office:value="0.485389593522996" calcext:value-type="float">
            <text:p>0.485389593522996</text:p>
          </table:table-cell>
          <table:table-cell table:formula="of:=[.B31]*4095" office:value-type="float" office:value="1987.67038547667" calcext:value-type="float">
            <text:p>1988</text:p>
          </table:table-cell>
          <table:table-cell table:number-columns-repeated="61"/>
        </table:table-row>
        <table:table-row table:style-name="ro1">
          <table:table-cell office:value-type="float" office:value="0.0250036288052797" calcext:value-type="float">
            <text:p>0.02500362880528</text:p>
          </table:table-cell>
          <table:table-cell table:formula="of:=[.B31]+[.A32]" office:value-type="float" office:value="0.510393222328275" calcext:value-type="float">
            <text:p>0.510393222328275</text:p>
          </table:table-cell>
          <table:table-cell table:formula="of:=[.B32]*4095" office:value-type="float" office:value="2090.06024543429" calcext:value-type="float">
            <text:p>2090</text:p>
          </table:table-cell>
          <table:table-cell table:number-columns-repeated="61"/>
        </table:table-row>
        <table:table-row table:style-name="ro1">
          <table:table-cell office:value-type="float" office:value="0.0249602068215609" calcext:value-type="float">
            <text:p>0.024960206821561</text:p>
          </table:table-cell>
          <table:table-cell table:formula="of:=[.B32]+[.A33]" office:value-type="float" office:value="0.535353429149836" calcext:value-type="float">
            <text:p>0.535353429149836</text:p>
          </table:table-cell>
          <table:table-cell table:formula="of:=[.B33]*4095" office:value-type="float" office:value="2192.27229236858" calcext:value-type="float">
            <text:p>2192</text:p>
          </table:table-cell>
          <table:table-cell table:number-columns-repeated="61"/>
        </table:table-row>
        <table:table-row table:style-name="ro1">
          <table:table-cell office:value-type="float" office:value="0.0248303916305304" calcext:value-type="float">
            <text:p>0.02483039163053</text:p>
          </table:table-cell>
          <table:table-cell table:formula="of:=[.B33]+[.A34]" office:value-type="float" office:value="0.560183820780367" calcext:value-type="float">
            <text:p>0.560183820780367</text:p>
          </table:table-cell>
          <table:table-cell table:formula="of:=[.B34]*4095" office:value-type="float" office:value="2293.9527460956" calcext:value-type="float">
            <text:p>2294</text:p>
          </table:table-cell>
          <table:table-cell table:number-columns-repeated="61"/>
        </table:table-row>
        <table:table-row table:style-name="ro1">
          <table:table-cell office:value-type="float" office:value="0.0246155336499214" calcext:value-type="float">
            <text:p>0.024615533649922</text:p>
          </table:table-cell>
          <table:table-cell table:formula="of:=[.B34]+[.A35]" office:value-type="float" office:value="0.584799354430288" calcext:value-type="float">
            <text:p>0.584799354430288</text:p>
          </table:table-cell>
          <table:table-cell table:formula="of:=[.B35]*4095" office:value-type="float" office:value="2394.75335639203" calcext:value-type="float">
            <text:p>2395</text:p>
          </table:table-cell>
          <table:table-cell table:number-columns-repeated="61"/>
        </table:table-row>
        <table:table-row table:style-name="ro1">
          <table:table-cell office:value-type="float" office:value="0.0243178512901068" calcext:value-type="float">
            <text:p>0.024317851290107</text:p>
          </table:table-cell>
          <table:table-cell table:formula="of:=[.B35]+[.A36]" office:value-type="float" office:value="0.609117205720395" calcext:value-type="float">
            <text:p>0.609117205720395</text:p>
          </table:table-cell>
          <table:table-cell table:formula="of:=[.B36]*4095" office:value-type="float" office:value="2494.33495742502" calcext:value-type="float">
            <text:p>2494</text:p>
          </table:table-cell>
          <table:table-cell table:number-columns-repeated="61"/>
        </table:table-row>
        <table:table-row table:style-name="ro1">
          <table:table-cell office:value-type="float" office:value="0.0239404011517763" calcext:value-type="float">
            <text:p>0.023940401151776</text:p>
          </table:table-cell>
          <table:table-cell table:formula="of:=[.B36]+[.A37]" office:value-type="float" office:value="0.633057606872171" calcext:value-type="float">
            <text:p>0.633057606872171</text:p>
          </table:table-cell>
          <table:table-cell table:formula="of:=[.B37]*4095" office:value-type="float" office:value="2592.37090014154" calcext:value-type="float">
            <text:p>2592</text:p>
          </table:table-cell>
          <table:table-cell table:number-columns-repeated="61"/>
        </table:table-row>
        <table:table-row table:style-name="ro1">
          <table:table-cell office:value-type="float" office:value="0.0234870221465826" calcext:value-type="float">
            <text:p>0.023487022146583</text:p>
          </table:table-cell>
          <table:table-cell table:formula="of:=[.B37]+[.A38]" office:value-type="float" office:value="0.656544629018754" calcext:value-type="float">
            <text:p>0.656544629018754</text:p>
          </table:table-cell>
          <table:table-cell table:formula="of:=[.B38]*4095" office:value-type="float" office:value="2688.5502558318" calcext:value-type="float">
            <text:p>2689</text:p>
          </table:table-cell>
          <table:table-cell table:number-columns-repeated="61"/>
        </table:table-row>
        <table:table-row table:style-name="ro1">
          <table:table-cell office:value-type="float" office:value="0.0229622628539801" calcext:value-type="float">
            <text:p>0.02296226285398</text:p>
          </table:table-cell>
          <table:table-cell table:formula="of:=[.B38]+[.A39]" office:value-type="float" office:value="0.679506891872734" calcext:value-type="float">
            <text:p>0.679506891872734</text:p>
          </table:table-cell>
          <table:table-cell table:formula="of:=[.B39]*4095" office:value-type="float" office:value="2782.58072221884" calcext:value-type="float">
            <text:p>2783</text:p>
          </table:table-cell>
          <table:table-cell table:number-columns-repeated="61"/>
        </table:table-row>
        <table:table-row table:style-name="ro1">
          <table:table-cell office:value-type="float" office:value="0.0223713275045156" calcext:value-type="float">
            <text:p>0.022371327504516</text:p>
          </table:table-cell>
          <table:table-cell table:formula="of:=[.B39]+[.A40]" office:value-type="float" office:value="0.70187821937725" calcext:value-type="float">
            <text:p>0.70187821937725</text:p>
          </table:table-cell>
          <table:table-cell table:formula="of:=[.B40]*4095" office:value-type="float" office:value="2874.19130834984" calcext:value-type="float">
            <text:p>2874</text:p>
          </table:table-cell>
          <table:table-cell table:number-columns-repeated="61"/>
        </table:table-row>
        <table:table-row table:style-name="ro1">
          <table:table-cell office:value-type="float" office:value="0.0217199623584747" calcext:value-type="float">
            <text:p>0.021719962358475</text:p>
          </table:table-cell>
          <table:table-cell table:formula="of:=[.B40]+[.A41]" office:value-type="float" office:value="0.723598181735724" calcext:value-type="float">
            <text:p>0.723598181735724</text:p>
          </table:table-cell>
          <table:table-cell table:formula="of:=[.B41]*4095" office:value-type="float" office:value="2963.13455420779" calcext:value-type="float">
            <text:p>2963</text:p>
          </table:table-cell>
          <table:table-cell table:number-columns-repeated="61"/>
        </table:table-row>
        <table:table-row table:style-name="ro1">
          <table:table-cell office:value-type="float" office:value="0.0210143830627203" calcext:value-type="float">
            <text:p>0.02101438306272</text:p>
          </table:table-cell>
          <table:table-cell table:formula="of:=[.B41]+[.A42]" office:value-type="float" office:value="0.744612564798445" calcext:value-type="float">
            <text:p>0.744612564798445</text:p>
          </table:table-cell>
          <table:table-cell table:formula="of:=[.B42]*4095" office:value-type="float" office:value="3049.18845284963" calcext:value-type="float">
            <text:p>3049</text:p>
          </table:table-cell>
          <table:table-cell table:number-columns-repeated="61"/>
        </table:table-row>
        <table:table-row table:style-name="ro1">
          <table:table-cell office:value-type="float" office:value="0.0202611684799194" calcext:value-type="float">
            <text:p>0.02026116847992</text:p>
          </table:table-cell>
          <table:table-cell table:formula="of:=[.B42]+[.A43]" office:value-type="float" office:value="0.764873733278364" calcext:value-type="float">
            <text:p>0.764873733278364</text:p>
          </table:table-cell>
          <table:table-cell table:formula="of:=[.B43]*4095" office:value-type="float" office:value="3132.1579377749" calcext:value-type="float">
            <text:p>3132</text:p>
          </table:table-cell>
          <table:table-cell table:number-columns-repeated="61"/>
        </table:table-row>
        <table:table-row table:style-name="ro1">
          <table:table-cell office:value-type="float" office:value="0.0194671619683504" calcext:value-type="float">
            <text:p>0.01946716196835</text:p>
          </table:table-cell>
          <table:table-cell table:formula="of:=[.B43]+[.A44]" office:value-type="float" office:value="0.784340895246714" calcext:value-type="float">
            <text:p>0.784340895246714</text:p>
          </table:table-cell>
          <table:table-cell table:formula="of:=[.B44]*4095" office:value-type="float" office:value="3211.8759660353" calcext:value-type="float">
            <text:p>3212</text:p>
          </table:table-cell>
          <table:table-cell table:number-columns-repeated="61"/>
        </table:table-row>
        <table:table-row table:style-name="ro1">
          <table:table-cell office:value-type="float" office:value="0.0186393614858389" calcext:value-type="float">
            <text:p>0.018639361485839</text:p>
          </table:table-cell>
          <table:table-cell table:formula="of:=[.B44]+[.A45]" office:value-type="float" office:value="0.802980256732553" calcext:value-type="float">
            <text:p>0.802980256732553</text:p>
          </table:table-cell>
          <table:table-cell table:formula="of:=[.B45]*4095" office:value-type="float" office:value="3288.20415131981" calcext:value-type="float">
            <text:p>3288</text:p>
          </table:table-cell>
          <table:table-cell table:number-columns-repeated="61"/>
        </table:table-row>
        <table:table-row table:style-name="ro1">
          <table:table-cell office:value-type="float" office:value="0.0177848301827908" calcext:value-type="float">
            <text:p>0.017784830182791</text:p>
          </table:table-cell>
          <table:table-cell table:formula="of:=[.B45]+[.A46]" office:value-type="float" office:value="0.820765086915344" calcext:value-type="float">
            <text:p>0.820765086915344</text:p>
          </table:table-cell>
          <table:table-cell table:formula="of:=[.B46]*4095" office:value-type="float" office:value="3361.03303091833" calcext:value-type="float">
            <text:p>3361</text:p>
          </table:table-cell>
          <table:table-cell table:number-columns-repeated="61"/>
        </table:table-row>
        <table:table-row table:style-name="ro1">
          <table:table-cell office:value-type="float" office:value="0.0169105865061283" calcext:value-type="float">
            <text:p>0.016910586506128</text:p>
          </table:table-cell>
          <table:table-cell table:formula="of:=[.B46]+[.A47]" office:value-type="float" office:value="0.837675673421472" calcext:value-type="float">
            <text:p>0.837675673421472</text:p>
          </table:table-cell>
          <table:table-cell table:formula="of:=[.B47]*4095" office:value-type="float" office:value="3430.28188266093" calcext:value-type="float">
            <text:p>3430</text:p>
          </table:table-cell>
          <table:table-cell table:number-columns-repeated="61"/>
        </table:table-row>
        <table:table-row table:style-name="ro1">
          <table:table-cell office:value-type="float" office:value="0.0160235185176134" calcext:value-type="float">
            <text:p>0.016023518517614</text:p>
          </table:table-cell>
          <table:table-cell table:formula="of:=[.B47]+[.A48]" office:value-type="float" office:value="0.853699191939086" calcext:value-type="float">
            <text:p>0.853699191939086</text:p>
          </table:table-cell>
          <table:table-cell table:formula="of:=[.B48]*4095" office:value-type="float" office:value="3495.89819099056" calcext:value-type="float">
            <text:p>3496</text:p>
          </table:table-cell>
          <table:table-cell table:number-columns-repeated="61"/>
        </table:table-row>
        <table:table-row table:style-name="ro1">
          <table:table-cell office:value-type="float" office:value="0.0151302944868803" calcext:value-type="float">
            <text:p>0.01513029448688</text:p>
          </table:table-cell>
          <table:table-cell table:formula="of:=[.B48]+[.A49]" office:value-type="float" office:value="0.868829486425966" calcext:value-type="float">
            <text:p>0.868829486425966</text:p>
          </table:table-cell>
          <table:table-cell table:formula="of:=[.B49]*4095" office:value-type="float" office:value="3557.85674691433" calcext:value-type="float">
            <text:p>3558</text:p>
          </table:table-cell>
          <table:table-cell table:number-columns-repeated="61"/>
        </table:table-row>
        <table:table-row table:style-name="ro1">
          <table:table-cell office:value-type="float" office:value="0.0142372837290168" calcext:value-type="float">
            <text:p>0.014237283729017</text:p>
          </table:table-cell>
          <table:table-cell table:formula="of:=[.B49]+[.A50]" office:value-type="float" office:value="0.883066770154983" calcext:value-type="float">
            <text:p>0.883066770154983</text:p>
          </table:table-cell>
          <table:table-cell table:formula="of:=[.B50]*4095" office:value-type="float" office:value="3616.15842378465" calcext:value-type="float">
            <text:p>3616</text:p>
          </table:table-cell>
          <table:table-cell table:number-columns-repeated="61"/>
        </table:table-row>
        <table:table-row table:style-name="ro1">
          <table:table-cell office:value-type="float" office:value="0.0133504886180162" calcext:value-type="float">
            <text:p>0.013350488618016</text:p>
          </table:table-cell>
          <table:table-cell table:formula="of:=[.B50]+[.A51]" office:value-type="float" office:value="0.896417258772999" calcext:value-type="float">
            <text:p>0.896417258772999</text:p>
          </table:table-cell>
          <table:table-cell table:formula="of:=[.B51]*4095" office:value-type="float" office:value="3670.82867467543" calcext:value-type="float">
            <text:p>3671</text:p>
          </table:table-cell>
          <table:table-cell table:number-columns-repeated="61"/>
        </table:table-row>
        <table:table-row table:style-name="ro1">
          <table:table-cell office:value-type="float" office:value="0.0124754859134555" calcext:value-type="float">
            <text:p>0.012475485913456</text:p>
          </table:table-cell>
          <table:table-cell table:formula="of:=[.B51]+[.A52]" office:value-type="float" office:value="0.908892744686455" calcext:value-type="float">
            <text:p>0.908892744686455</text:p>
          </table:table-cell>
          <table:table-cell table:formula="of:=[.B52]*4095" office:value-type="float" office:value="3721.91578949103" calcext:value-type="float">
            <text:p>3722</text:p>
          </table:table-cell>
          <table:table-cell table:number-columns-repeated="61"/>
        </table:table-row>
        <table:table-row table:style-name="ro1">
          <table:table-cell office:value-type="float" office:value="0.0116173764690757" calcext:value-type="float">
            <text:p>0.011617376469076</text:p>
          </table:table-cell>
          <table:table-cell table:formula="of:=[.B52]+[.A53]" office:value-type="float" office:value="0.92051012115553" calcext:value-type="float">
            <text:p>0.92051012115553</text:p>
          </table:table-cell>
          <table:table-cell table:formula="of:=[.B53]*4095" office:value-type="float" office:value="3769.4889461319" calcext:value-type="float">
            <text:p>3769</text:p>
          </table:table-cell>
          <table:table-cell table:number-columns-repeated="61"/>
        </table:table-row>
        <table:table-row table:style-name="ro1">
          <table:table-cell office:value-type="float" office:value="0.010780748911202" calcext:value-type="float">
            <text:p>0.010780748911202</text:p>
          </table:table-cell>
          <table:table-cell table:formula="of:=[.B53]+[.A54]" office:value-type="float" office:value="0.931290870066732" calcext:value-type="float">
            <text:p>0.931290870066732</text:p>
          </table:table-cell>
          <table:table-cell table:formula="of:=[.B54]*4095" office:value-type="float" office:value="3813.63611292327" calcext:value-type="float">
            <text:p>3814</text:p>
          </table:table-cell>
          <table:table-cell table:number-columns-repeated="61"/>
        </table:table-row>
        <table:table-row table:style-name="ro1">
          <table:table-cell office:value-type="float" office:value="0.00996965263038874" calcext:value-type="float">
            <text:p>0.009969652630389</text:p>
          </table:table-cell>
          <table:table-cell table:formula="of:=[.B54]+[.A55]" office:value-type="float" office:value="0.941260522697121" calcext:value-type="float">
            <text:p>0.941260522697121</text:p>
          </table:table-cell>
          <table:table-cell table:formula="of:=[.B55]*4095" office:value-type="float" office:value="3854.46184044471" calcext:value-type="float">
            <text:p>3854</text:p>
          </table:table-cell>
          <table:table-cell table:number-columns-repeated="61"/>
        </table:table-row>
        <table:table-row table:style-name="ro1">
          <table:table-cell office:value-type="float" office:value="0.00918758660554886" calcext:value-type="float">
            <text:p>0.009187586605549</text:p>
          </table:table-cell>
          <table:table-cell table:formula="of:=[.B55]+[.A56]" office:value-type="float" office:value="0.95044810930267" calcext:value-type="float">
            <text:p>0.95044810930267</text:p>
          </table:table-cell>
          <table:table-cell table:formula="of:=[.B56]*4095" office:value-type="float" office:value="3892.08500759443" calcext:value-type="float">
            <text:p>3892</text:p>
          </table:table-cell>
          <table:table-cell table:number-columns-repeated="61"/>
        </table:table-row>
        <table:table-row table:style-name="ro1">
          <table:table-cell office:value-type="float" office:value="0.00843748729676008" calcext:value-type="float">
            <text:p>0.00843748729676</text:p>
          </table:table-cell>
          <table:table-cell table:formula="of:=[.B56]+[.A57]" office:value-type="float" office:value="0.95888559659943" calcext:value-type="float">
            <text:p>0.95888559659943</text:p>
          </table:table-cell>
          <table:table-cell table:formula="of:=[.B57]*4095" office:value-type="float" office:value="3926.63651807466" calcext:value-type="float">
            <text:p>3927</text:p>
          </table:table-cell>
          <table:table-cell table:number-columns-repeated="61"/>
        </table:table-row>
        <table:table-row table:style-name="ro1">
          <table:table-cell office:value-type="float" office:value="0.00772173795849085" calcext:value-type="float">
            <text:p>0.007721737958491</text:p>
          </table:table-cell>
          <table:table-cell table:formula="of:=[.B57]+[.A58]" office:value-type="float" office:value="0.966607334557921" calcext:value-type="float">
            <text:p>0.966607334557921</text:p>
          </table:table-cell>
          <table:table-cell table:formula="of:=[.B58]*4095" office:value-type="float" office:value="3958.25703501468" calcext:value-type="float">
            <text:p>3958</text:p>
          </table:table-cell>
          <table:table-cell table:number-columns-repeated="61"/>
        </table:table-row>
        <table:table-row table:style-name="ro1">
          <table:table-cell office:value-type="float" office:value="0.00704218214377761" calcext:value-type="float">
            <text:p>0.007042182143778</text:p>
          </table:table-cell>
          <table:table-cell table:formula="of:=[.B58]+[.A59]" office:value-type="float" office:value="0.973649516701698" calcext:value-type="float">
            <text:p>0.973649516701698</text:p>
          </table:table-cell>
          <table:table-cell table:formula="of:=[.B59]*4095" office:value-type="float" office:value="3987.09477089345" calcext:value-type="float">
            <text:p>3987</text:p>
          </table:table-cell>
          <table:table-cell table:number-columns-repeated="61"/>
        </table:table-row>
        <table:table-row table:style-name="ro1">
          <table:table-cell office:value-type="float" office:value="0.00640014372766018" calcext:value-type="float">
            <text:p>0.00640014372766</text:p>
          </table:table-cell>
          <table:table-cell table:formula="of:=[.B59]+[.A60]" office:value-type="float" office:value="0.980049660429359" calcext:value-type="float">
            <text:p>0.980049660429359</text:p>
          </table:table-cell>
          <table:table-cell table:formula="of:=[.B60]*4095" office:value-type="float" office:value="4013.30335945822" calcext:value-type="float">
            <text:p>4013</text:p>
          </table:table-cell>
          <table:table-cell table:number-columns-repeated="61"/>
        </table:table-row>
        <table:table-row table:style-name="ro1">
          <table:table-cell office:value-type="float" office:value="0.00579645577818155" calcext:value-type="float">
            <text:p>0.005796455778182</text:p>
          </table:table-cell>
          <table:table-cell table:formula="of:=[.B60]+[.A61]" office:value-type="float" office:value="0.98584611620754" calcext:value-type="float">
            <text:p>0.98584611620754</text:p>
          </table:table-cell>
          <table:table-cell table:formula="of:=[.B61]*4095" office:value-type="float" office:value="4037.03984586988" calcext:value-type="float">
            <text:p>4037</text:p>
          </table:table-cell>
          <table:table-cell table:number-columns-repeated="61"/>
        </table:table-row>
        <table:table-row table:style-name="ro1">
          <table:table-cell office:value-type="float" office:value="0.00523149129003286" calcext:value-type="float">
            <text:p>0.005231491290033</text:p>
          </table:table-cell>
          <table:table-cell table:formula="of:=[.B61]+[.A62]" office:value-type="float" office:value="0.991077607497573" calcext:value-type="float">
            <text:p>0.991077607497573</text:p>
          </table:table-cell>
          <table:table-cell table:formula="of:=[.B62]*4095" office:value-type="float" office:value="4058.46280270256" calcext:value-type="float">
            <text:p>4058</text:p>
          </table:table-cell>
          <table:table-cell table:number-columns-repeated="61"/>
        </table:table-row>
        <table:table-row table:style-name="ro1">
          <table:table-cell office:value-type="float" office:value="0.00470520835369825" calcext:value-type="float">
            <text:p>0.004705208353698</text:p>
          </table:table-cell>
          <table:table-cell table:formula="of:=[.B62]+[.A63]" office:value-type="float" office:value="0.995782815851271" calcext:value-type="float">
            <text:p>0.995782815851271</text:p>
          </table:table-cell>
          <table:table-cell table:formula="of:=[.B63]*4095" office:value-type="float" office:value="4077.73063091096" calcext:value-type="float">
            <text:p>4078</text:p>
          </table:table-cell>
          <table:table-cell table:number-columns-repeated="61"/>
        </table:table-row>
        <table:table-row table:style-name="ro1">
          <table:table-cell office:value-type="float" office:value="0.00421718275174499" calcext:value-type="float">
            <text:p>0.004217182751745</text:p>
          </table:table-cell>
          <table:table-cell table:formula="of:=[.B63]+[.A64]" office:value-type="float" office:value="0.999999998603016" calcext:value-type="float">
            <text:p>0.999999998603016</text:p>
          </table:table-cell>
          <table:table-cell table:formula="of:=[.B64]*4095" office:value-type="float" office:value="4094.99999427935" calcext:value-type="float">
            <text:p>4095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2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16T13:50:28.742712892</meta:creation-date>
    <meta:generator>LibreOffice/7.0.3.1$Linux_X86_64 LibreOffice_project/00$Build-1</meta:generator>
    <dc:date>2020-12-16T14:29:22.164114767</dc:date>
    <meta:editing-duration>PT38M50S</meta:editing-duration>
    <meta:editing-cycles>11</meta:editing-cycles>
    <meta:document-statistic meta:table-count="2" meta:cell-count="288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32_Samples.A1:32_Samples.B32" svg:x="0.32cm" svg:y="0.18cm" svg:width="12.508cm" svg:height="8.64cm">
          <chart:coordinate-region svg:x="1.047cm" svg:y="0.38cm" svg:width="11.594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32_Samples.A1:32_Samples.A32" chart:class="chart:line">
            <chart:data-point chart:repeated="32"/>
          </chart:series>
          <chart:series chart:style-name="ch7" chart:values-cell-range-address="32_Samples.B1:32_Samples.B3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0180339979124255">
                <text:p>0.000180339979124255</text:p>
                <draw:g>
                  <svg:desc>32_Samples.A1:32_Samples.A32</svg:desc>
                </draw:g>
              </table:table-cell>
              <table:table-cell office:value-type="float" office:value="0.000180339979124255">
                <text:p>0.000180339979124255</text:p>
                <draw:g>
                  <svg:desc>32_Samples.B1:32_Samples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403969752369449">
                <text:p>0.000403969752369449</text:p>
              </table:table-cell>
              <table:table-cell office:value-type="float" office:value="0.000584309731493704">
                <text:p>0.0005843097314937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855953257996589">
                <text:p>0.000855953257996589</text:p>
              </table:table-cell>
              <table:table-cell office:value-type="float" office:value="0.00144026298949029">
                <text:p>0.001440262989490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171551934909076">
                <text:p>0.00171551934909076</text:p>
              </table:table-cell>
              <table:table-cell office:value-type="float" office:value="0.00315578233858105">
                <text:p>0.00315578233858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325226201675832">
                <text:p>0.00325226201675832</text:p>
              </table:table-cell>
              <table:table-cell office:value-type="float" office:value="0.00640804435533937">
                <text:p>0.006408044355339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83203043788672">
                <text:p>0.00583203043788672</text:p>
              </table:table-cell>
              <table:table-cell office:value-type="float" office:value="0.0122400747932261">
                <text:p>0.01224007479322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989232584834099">
                <text:p>0.00989232584834099</text:p>
              </table:table-cell>
              <table:table-cell office:value-type="float" office:value="0.0221324006415671">
                <text:p>0.022132400641567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58716253936291">
                <text:p>0.0158716253936291</text:p>
              </table:table-cell>
              <table:table-cell office:value-type="float" office:value="0.0380040260351961">
                <text:p>0.03800402603519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240873321890831">
                <text:p>0.0240873321890831</text:p>
              </table:table-cell>
              <table:table-cell office:value-type="float" office:value="0.0620913582242793">
                <text:p>0.06209135822427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45780439674854">
                <text:p>0.0345780439674854</text:p>
              </table:table-cell>
              <table:table-cell office:value-type="float" office:value="0.0966694021917647">
                <text:p>0.09666940219176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69522550702095">
                <text:p>0.0469522550702095</text:p>
              </table:table-cell>
              <table:table-cell office:value-type="float" office:value="0.143621657261974">
                <text:p>0.1436216572619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3054948151112">
                <text:p>0.0603054948151112</text:p>
              </table:table-cell>
              <table:table-cell office:value-type="float" office:value="0.203927152077085">
                <text:p>0.2039271520770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32658505439758">
                <text:p>0.0732658505439758</text:p>
              </table:table-cell>
              <table:table-cell office:value-type="float" office:value="0.277193002621061">
                <text:p>0.2771930026210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841958597302437">
                <text:p>0.0841958597302437</text:p>
              </table:table-cell>
              <table:table-cell office:value-type="float" office:value="0.361388862351305">
                <text:p>0.361388862351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915217250585556">
                <text:p>0.0915217250585556</text:p>
              </table:table-cell>
              <table:table-cell office:value-type="float" office:value="0.45291058740986">
                <text:p>0.4529105874098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941026881337166">
                <text:p>0.0941026881337166</text:p>
              </table:table-cell>
              <table:table-cell office:value-type="float" office:value="0.547013275543577">
                <text:p>0.5470132755435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15217250585556">
                <text:p>0.0915217250585556</text:p>
              </table:table-cell>
              <table:table-cell office:value-type="float" office:value="0.638535000602133">
                <text:p>0.6385350006021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841958597302437">
                <text:p>0.0841958597302437</text:p>
              </table:table-cell>
              <table:table-cell office:value-type="float" office:value="0.722730860332376">
                <text:p>0.72273086033237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32658505439758">
                <text:p>0.0732658505439758</text:p>
              </table:table-cell>
              <table:table-cell office:value-type="float" office:value="0.795996710876352">
                <text:p>0.79599671087635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3054948151112">
                <text:p>0.0603054948151112</text:p>
              </table:table-cell>
              <table:table-cell office:value-type="float" office:value="0.856302205691463">
                <text:p>0.85630220569146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69522550702095">
                <text:p>0.0469522550702095</text:p>
              </table:table-cell>
              <table:table-cell office:value-type="float" office:value="0.903254460761673">
                <text:p>0.9032544607616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45780439674854">
                <text:p>0.0345780439674854</text:p>
              </table:table-cell>
              <table:table-cell office:value-type="float" office:value="0.937832504729158">
                <text:p>0.93783250472915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40873321890831">
                <text:p>0.0240873321890831</text:p>
              </table:table-cell>
              <table:table-cell office:value-type="float" office:value="0.961919836918241">
                <text:p>0.96191983691824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158716253936291">
                <text:p>0.0158716253936291</text:p>
              </table:table-cell>
              <table:table-cell office:value-type="float" office:value="0.97779146231187">
                <text:p>0.977791462311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989232584834099">
                <text:p>0.00989232584834099</text:p>
              </table:table-cell>
              <table:table-cell office:value-type="float" office:value="0.987683788160211">
                <text:p>0.9876837881602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583203043788672">
                <text:p>0.00583203043788672</text:p>
              </table:table-cell>
              <table:table-cell office:value-type="float" office:value="0.993515818598098">
                <text:p>0.99351581859809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325226201675832">
                <text:p>0.00325226201675832</text:p>
              </table:table-cell>
              <table:table-cell office:value-type="float" office:value="0.996768080614856">
                <text:p>0.9967680806148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171551934909076">
                <text:p>0.00171551934909076</text:p>
              </table:table-cell>
              <table:table-cell office:value-type="float" office:value="0.998483599963947">
                <text:p>0.9984835999639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855953257996589">
                <text:p>0.000855953257996589</text:p>
              </table:table-cell>
              <table:table-cell office:value-type="float" office:value="0.999339553221944">
                <text:p>0.99933955322194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403969752369449">
                <text:p>0.000403969752369449</text:p>
              </table:table-cell>
              <table:table-cell office:value-type="float" office:value="0.999743522974313">
                <text:p>0.9997435229743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80339979124255">
                <text:p>0.000180339979124255</text:p>
              </table:table-cell>
              <table:table-cell office:value-type="float" office:value="0.999923862953438">
                <text:p>0.9999238629534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0761516785132699">
                <text:p>0.0000761516785132699</text:p>
              </table:table-cell>
              <table:table-cell office:value-type="float" office:value="1.00000001463195">
                <text:p>1.00000001463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4.201cm" style:legend-expansion="high" chart:style-name="ch2"/>
        <chart:plot-area chart:style-name="ch3" table:cell-range-address="32_Samples.C1:32_Samples.C32" svg:x="0.32cm" svg:y="0.18cm" svg:width="12.508cm" svg:height="8.64cm">
          <chart:coordinate-region svg:x="1.312cm" svg:y="0.379cm" svg:width="11.516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32_Samples.C1:32_Samples.C32" chart:class="chart:line">
            <chart:data-point chart:repeated="3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38492214513826">
                <text:p>0.738492214513826</text:p>
                <draw:g>
                  <svg:desc>32_Samples.C1:32_Samples.C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39274835046672">
                <text:p>2.392748350466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.89787694196275">
                <text:p>5.89787694196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9229286764894">
                <text:p>12.9229286764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.2409416351147">
                <text:p>26.24094163511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.1231062782608">
                <text:p>50.12310627826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0.6321806272172">
                <text:p>90.6321806272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5.626486614128">
                <text:p>155.626486614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4.264111928423">
                <text:p>254.2641119284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5.861201975276">
                <text:p>395.86120197527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88.130686487784">
                <text:p>588.1306864877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35.081687755664">
                <text:p>835.081687755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135.10534573325">
                <text:p>1135.105345733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79.88739132859">
                <text:p>1479.887391328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54.66885544338">
                <text:p>1854.6688554433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240.01936335095">
                <text:p>2240.019363350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614.80082746573">
                <text:p>2614.800827465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59.58287306108">
                <text:p>2959.5828730610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259.60653103866">
                <text:p>3259.60653103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506.55753230654">
                <text:p>3506.55753230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698.82701681905">
                <text:p>3698.827016819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840.4241068659">
                <text:p>3840.42410686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939.0617321802">
                <text:p>3939.06173218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004.05603816711">
                <text:p>4004.05603816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44.56511251607">
                <text:p>4044.5651125160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68.44727715921">
                <text:p>4068.4472771592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081.76529011784">
                <text:p>4081.7652901178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088.79034185236">
                <text:p>4088.7903418523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092.29547044386">
                <text:p>4092.295470443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93.94972657981">
                <text:p>4093.94972657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094.68821879433">
                <text:p>4094.688218794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095.00005991784">
                <text:p>4095.00005991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952cm" style:legend-expansion="high" chart:style-name="ch2"/>
        <chart:plot-area chart:style-name="ch3" table:cell-range-address="64_Samples.A1:64_Samples.B64" svg:x="0.32cm" svg:y="0.18cm" svg:width="12.508cm" svg:height="8.64cm">
          <chart:coordinate-region svg:x="1.047cm" svg:y="0.38cm" svg:width="11.641cm" svg:height="7.64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64_Samples.A1:64_Samples.A64" chart:class="chart:line">
            <chart:data-point chart:repeated="64"/>
          </chart:series>
          <chart:series chart:style-name="ch7" chart:values-cell-range-address="64_Samples.B1:64_Samples.B64" chart:class="chart:line">
            <chart:data-point chart:repeated="6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0470520835369825">
                <text:p>0.00470520835369825</text:p>
                <draw:g>
                  <svg:desc>64_Samples.A1:64_Samples.A64</svg:desc>
                </draw:g>
              </table:table-cell>
              <table:table-cell office:value-type="float" office:value="0.00470520835369825">
                <text:p>0.00470520835369825</text:p>
                <draw:g>
                  <svg:desc>64_Samples.B1:64_Samples.B6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523149129003286">
                <text:p>0.00523149129003286</text:p>
              </table:table-cell>
              <table:table-cell office:value-type="float" office:value="0.00993669964373112">
                <text:p>0.00993669964373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579645577818155">
                <text:p>0.00579645577818155</text:p>
              </table:table-cell>
              <table:table-cell office:value-type="float" office:value="0.0157331554219127">
                <text:p>0.01573315542191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640014372766018">
                <text:p>0.00640014372766018</text:p>
              </table:table-cell>
              <table:table-cell office:value-type="float" office:value="0.0221332991495728">
                <text:p>0.0221332991495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704218214377761">
                <text:p>0.00704218214377761</text:p>
              </table:table-cell>
              <table:table-cell office:value-type="float" office:value="0.0291754812933505">
                <text:p>0.0291754812933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772173795849085">
                <text:p>0.00772173795849085</text:p>
              </table:table-cell>
              <table:table-cell office:value-type="float" office:value="0.0368972192518413">
                <text:p>0.03689721925184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843748729676008">
                <text:p>0.00843748729676008</text:p>
              </table:table-cell>
              <table:table-cell office:value-type="float" office:value="0.0453347065486014">
                <text:p>0.04533470654860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918758660554886">
                <text:p>0.00918758660554886</text:p>
              </table:table-cell>
              <table:table-cell office:value-type="float" office:value="0.0545222931541503">
                <text:p>0.054522293154150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996965263038874">
                <text:p>0.00996965263038874</text:p>
              </table:table-cell>
              <table:table-cell office:value-type="float" office:value="0.064491945784539">
                <text:p>0.06449194578453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780748911202">
                <text:p>0.010780748911202</text:p>
              </table:table-cell>
              <table:table-cell office:value-type="float" office:value="0.0752726946957409">
                <text:p>0.07527269469574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6173764690757">
                <text:p>0.0116173764690757</text:p>
              </table:table-cell>
              <table:table-cell office:value-type="float" office:value="0.0868900711648166">
                <text:p>0.08689007116481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4754859134555">
                <text:p>0.0124754859134555</text:p>
              </table:table-cell>
              <table:table-cell office:value-type="float" office:value="0.0993655570782721">
                <text:p>0.099365557078272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33504886180162">
                <text:p>0.0133504886180162</text:p>
              </table:table-cell>
              <table:table-cell office:value-type="float" office:value="0.112716045696288">
                <text:p>0.11271604569628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42372837290168">
                <text:p>0.0142372837290168</text:p>
              </table:table-cell>
              <table:table-cell office:value-type="float" office:value="0.126953329425305">
                <text:p>0.1269533294253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51302944868803">
                <text:p>0.0151302944868803</text:p>
              </table:table-cell>
              <table:table-cell office:value-type="float" office:value="0.142083623912185">
                <text:p>0.1420836239121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60235185176134">
                <text:p>0.0160235185176134</text:p>
              </table:table-cell>
              <table:table-cell office:value-type="float" office:value="0.158107142429799">
                <text:p>0.1581071424297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69105865061283">
                <text:p>0.0169105865061283</text:p>
              </table:table-cell>
              <table:table-cell office:value-type="float" office:value="0.175017728935927">
                <text:p>0.17501772893592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77848301827908">
                <text:p>0.0177848301827908</text:p>
              </table:table-cell>
              <table:table-cell office:value-type="float" office:value="0.192802559118718">
                <text:p>0.1928025591187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186393614858389">
                <text:p>0.0186393614858389</text:p>
              </table:table-cell>
              <table:table-cell office:value-type="float" office:value="0.211441920604557">
                <text:p>0.2114419206045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194671619683504">
                <text:p>0.0194671619683504</text:p>
              </table:table-cell>
              <table:table-cell office:value-type="float" office:value="0.230909082572907">
                <text:p>0.23090908257290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202611684799194">
                <text:p>0.0202611684799194</text:p>
              </table:table-cell>
              <table:table-cell office:value-type="float" office:value="0.251170251052827">
                <text:p>0.2511702510528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210143830627203">
                <text:p>0.0210143830627203</text:p>
              </table:table-cell>
              <table:table-cell office:value-type="float" office:value="0.272184634115547">
                <text:p>0.272184634115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217199623584747">
                <text:p>0.0217199623584747</text:p>
              </table:table-cell>
              <table:table-cell office:value-type="float" office:value="0.293904596474022">
                <text:p>0.29390459647402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23713275045156">
                <text:p>0.0223713275045156</text:p>
              </table:table-cell>
              <table:table-cell office:value-type="float" office:value="0.316275923978537">
                <text:p>0.3162759239785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29622628539801">
                <text:p>0.0229622628539801</text:p>
              </table:table-cell>
              <table:table-cell office:value-type="float" office:value="0.339238186832517">
                <text:p>0.33923818683251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234870221465826">
                <text:p>0.0234870221465826</text:p>
              </table:table-cell>
              <table:table-cell office:value-type="float" office:value="0.3627252089791">
                <text:p>0.362725208979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239404011517763">
                <text:p>0.0239404011517763</text:p>
              </table:table-cell>
              <table:table-cell office:value-type="float" office:value="0.386665610130876">
                <text:p>0.386665610130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243178512901068">
                <text:p>0.0243178512901068</text:p>
              </table:table-cell>
              <table:table-cell office:value-type="float" office:value="0.410983461420983">
                <text:p>0.410983461420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246155336499214">
                <text:p>0.0246155336499214</text:p>
              </table:table-cell>
              <table:table-cell office:value-type="float" office:value="0.435598995070905">
                <text:p>0.4355989950709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248303916305304">
                <text:p>0.0248303916305304</text:p>
              </table:table-cell>
              <table:table-cell office:value-type="float" office:value="0.460429386701435">
                <text:p>0.4604293867014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249602068215609">
                <text:p>0.0249602068215609</text:p>
              </table:table-cell>
              <table:table-cell office:value-type="float" office:value="0.485389593522996">
                <text:p>0.48538959352299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250036288052797">
                <text:p>0.0250036288052797</text:p>
              </table:table-cell>
              <table:table-cell office:value-type="float" office:value="0.510393222328275">
                <text:p>0.5103932223282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249602068215609">
                <text:p>0.0249602068215609</text:p>
              </table:table-cell>
              <table:table-cell office:value-type="float" office:value="0.535353429149836">
                <text:p>0.5353534291498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248303916305304">
                <text:p>0.0248303916305304</text:p>
              </table:table-cell>
              <table:table-cell office:value-type="float" office:value="0.560183820780367">
                <text:p>0.5601838207803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246155336499214">
                <text:p>0.0246155336499214</text:p>
              </table:table-cell>
              <table:table-cell office:value-type="float" office:value="0.584799354430288">
                <text:p>0.58479935443028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243178512901068">
                <text:p>0.0243178512901068</text:p>
              </table:table-cell>
              <table:table-cell office:value-type="float" office:value="0.609117205720395">
                <text:p>0.6091172057203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239404011517763">
                <text:p>0.0239404011517763</text:p>
              </table:table-cell>
              <table:table-cell office:value-type="float" office:value="0.633057606872171">
                <text:p>0.633057606872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234870221465826">
                <text:p>0.0234870221465826</text:p>
              </table:table-cell>
              <table:table-cell office:value-type="float" office:value="0.656544629018754">
                <text:p>0.65654462901875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229622628539801">
                <text:p>0.0229622628539801</text:p>
              </table:table-cell>
              <table:table-cell office:value-type="float" office:value="0.679506891872734">
                <text:p>0.6795068918727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23713275045156">
                <text:p>0.0223713275045156</text:p>
              </table:table-cell>
              <table:table-cell office:value-type="float" office:value="0.70187821937725">
                <text:p>0.701878219377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217199623584747">
                <text:p>0.0217199623584747</text:p>
              </table:table-cell>
              <table:table-cell office:value-type="float" office:value="0.723598181735724">
                <text:p>0.72359818173572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10143830627203">
                <text:p>0.0210143830627203</text:p>
              </table:table-cell>
              <table:table-cell office:value-type="float" office:value="0.744612564798445">
                <text:p>0.7446125647984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202611684799194">
                <text:p>0.0202611684799194</text:p>
              </table:table-cell>
              <table:table-cell office:value-type="float" office:value="0.764873733278364">
                <text:p>0.7648737332783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194671619683504">
                <text:p>0.0194671619683504</text:p>
              </table:table-cell>
              <table:table-cell office:value-type="float" office:value="0.784340895246714">
                <text:p>0.784340895246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186393614858389">
                <text:p>0.0186393614858389</text:p>
              </table:table-cell>
              <table:table-cell office:value-type="float" office:value="0.802980256732553">
                <text:p>0.80298025673255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177848301827908">
                <text:p>0.0177848301827908</text:p>
              </table:table-cell>
              <table:table-cell office:value-type="float" office:value="0.820765086915344">
                <text:p>0.82076508691534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169105865061283">
                <text:p>0.0169105865061283</text:p>
              </table:table-cell>
              <table:table-cell office:value-type="float" office:value="0.837675673421472">
                <text:p>0.83767567342147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160235185176134">
                <text:p>0.0160235185176134</text:p>
              </table:table-cell>
              <table:table-cell office:value-type="float" office:value="0.853699191939086">
                <text:p>0.8536991919390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151302944868803">
                <text:p>0.0151302944868803</text:p>
              </table:table-cell>
              <table:table-cell office:value-type="float" office:value="0.868829486425966">
                <text:p>0.86882948642596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142372837290168">
                <text:p>0.0142372837290168</text:p>
              </table:table-cell>
              <table:table-cell office:value-type="float" office:value="0.883066770154983">
                <text:p>0.8830667701549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133504886180162">
                <text:p>0.0133504886180162</text:p>
              </table:table-cell>
              <table:table-cell office:value-type="float" office:value="0.896417258772999">
                <text:p>0.89641725877299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124754859134555">
                <text:p>0.0124754859134555</text:p>
              </table:table-cell>
              <table:table-cell office:value-type="float" office:value="0.908892744686455">
                <text:p>0.9088927446864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116173764690757">
                <text:p>0.0116173764690757</text:p>
              </table:table-cell>
              <table:table-cell office:value-type="float" office:value="0.92051012115553">
                <text:p>0.920510121155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10780748911202">
                <text:p>0.010780748911202</text:p>
              </table:table-cell>
              <table:table-cell office:value-type="float" office:value="0.931290870066732">
                <text:p>0.9312908700667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996965263038874">
                <text:p>0.00996965263038874</text:p>
              </table:table-cell>
              <table:table-cell office:value-type="float" office:value="0.941260522697121">
                <text:p>0.94126052269712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918758660554886">
                <text:p>0.00918758660554886</text:p>
              </table:table-cell>
              <table:table-cell office:value-type="float" office:value="0.95044810930267">
                <text:p>0.950448109302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843748729676008">
                <text:p>0.00843748729676008</text:p>
              </table:table-cell>
              <table:table-cell office:value-type="float" office:value="0.95888559659943">
                <text:p>0.9588855965994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772173795849085">
                <text:p>0.00772173795849085</text:p>
              </table:table-cell>
              <table:table-cell office:value-type="float" office:value="0.966607334557921">
                <text:p>0.9666073345579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704218214377761">
                <text:p>0.00704218214377761</text:p>
              </table:table-cell>
              <table:table-cell office:value-type="float" office:value="0.973649516701698">
                <text:p>0.97364951670169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640014372766018">
                <text:p>0.00640014372766018</text:p>
              </table:table-cell>
              <table:table-cell office:value-type="float" office:value="0.980049660429359">
                <text:p>0.98004966042935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579645577818155">
                <text:p>0.00579645577818155</text:p>
              </table:table-cell>
              <table:table-cell office:value-type="float" office:value="0.98584611620754">
                <text:p>0.985846116207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523149129003286">
                <text:p>0.00523149129003286</text:p>
              </table:table-cell>
              <table:table-cell office:value-type="float" office:value="0.991077607497573">
                <text:p>0.99107760749757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470520835369825">
                <text:p>0.00470520835369825</text:p>
              </table:table-cell>
              <table:table-cell office:value-type="float" office:value="0.995782815851271">
                <text:p>0.99578281585127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421718275174499">
                <text:p>0.00421718275174499</text:p>
              </table:table-cell>
              <table:table-cell office:value-type="float" office:value="0.999999998603016">
                <text:p>0.99999999860301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